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50000020F1FCB411815882FCA.png" manifest:media-type="image/png"/>
  <manifest:file-entry manifest:full-path="Pictures/10000201000001290000031D4E859BF1316206C8.png" manifest:media-type="image/png"/>
  <manifest:file-entry manifest:full-path="Pictures/10000201000002280000028C851724ACBEC9AAB7.png" manifest:media-type="image/png"/>
  <manifest:file-entry manifest:full-path="Pictures/100000000000024200000168696B4BEA11FC4CA4.jpg" manifest:media-type="image/jpeg"/>
  <manifest:file-entry manifest:full-path="Pictures/10000000000002470000016C43F65ADBDD7E055D.jpg" manifest:media-type="image/jpeg"/>
  <manifest:file-entry manifest:full-path="Pictures/10000201000004540000028C82A3C1581FDBF47F.png" manifest:media-type="image/png"/>
  <manifest:file-entry manifest:full-path="Pictures/1000020100000165000001543DF02FA0D72AF0A4.png" manifest:media-type="image/png"/>
  <manifest:file-entry manifest:full-path="Pictures/10000201000002A5000001F7CAD736BFE9342EAD.png" manifest:media-type="image/png"/>
  <manifest:file-entry manifest:full-path="Pictures/10000201000002A4000001F5AF8ADB5482CCEE6E.png" manifest:media-type="image/png"/>
  <manifest:file-entry manifest:full-path="Pictures/10000201000002A5000001F2DA4E1ED9140E8525.png" manifest:media-type="image/png"/>
  <manifest:file-entry manifest:full-path="Pictures/100002010000033A0000025BB4E24E72D9EA1856.png" manifest:media-type="image/png"/>
  <manifest:file-entry manifest:full-path="Pictures/10000000000001B00000010EF075F16455B23AEE.jpg" manifest:media-type="image/jpeg"/>
  <manifest:file-entry manifest:full-path="Pictures/10000201000004AD0000025EBE10A0BB6E2725C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12.83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12.7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Picture 4" text:anchor-type="char" svg:x="7.355cm" svg:y="-1.296cm" svg:width="8.123cm" svg:height="14.61cm" draw:z-index="3"><draw:image xlink:href="Pictures/10000201000001250000020F1FCB411815882FCA.png" xlink:type="simple" xlink:show="embed" xlink:actuate="onLoad" loext:mime-type="image/png"/><svg:desc>Graphical user interface, application, website

Description automatically generated</svg:desc></draw:frame><draw:frame draw:style-name="fr5" draw:name="Picture 3" text:anchor-type="char" svg:x="-1.244cm" svg:y="-1.508cm" svg:width="7.832cm" svg:height="21.017cm" draw:z-index="2"><draw:image xlink:href="Pictures/10000201000001290000031D4E859BF1316206C8.png" xlink:type="simple" xlink:show="embed" xlink:actuate="onLoad" loext:mime-type="image/png"/><svg:desc>Graphical user interface, application

Description automatically generated</svg:desc></draw:frame></text:p>
      <text:p text:style-name="Standard"><draw:frame draw:style-name="fr7" draw:name="Picture 16" text:anchor-type="char" svg:y="19.101cm" svg:width="6.668cm" svg:height="4.166cm" draw:z-index="15"><draw:image xlink:href="Pictures/100000000000024200000168696B4BEA11FC4CA4.jpg" xlink:type="simple" xlink:show="embed" xlink:actuate="onLoad" loext:mime-type="image/jpeg"/><svg:desc>No description available.</svg:desc></draw:frame><draw:frame draw:style-name="fr4" draw:name="Picture 5" text:anchor-type="char" svg:y="12.857cm" svg:width="9.382cm" svg:height="8.936cm" draw:z-index="4"><draw:image xlink:href="Pictures/1000020100000165000001543DF02FA0D72AF0A4.png" xlink:type="simple" xlink:show="embed" xlink:actuate="onLoad" loext:mime-type="image/png"/><svg:desc>Graphical user interface, timeline

Description automatically generated with medium confidence</svg:desc></draw:frame></text:p>
      <text:p text:style-name="P1"><draw:frame draw:style-name="fr5" draw:name="Picture 6" text:anchor-type="char" svg:x="0.071cm" svg:y="0cm" svg:width="16.51cm" svg:height="9.714cm" draw:z-index="5"><draw:image xlink:href="Pictures/10000201000004540000028C82A3C1581FDBF47F.png" xlink:type="simple" xlink:show="embed" xlink:actuate="onLoad" loext:mime-type="image/png"/><svg:desc>Graphical user interface, text, application

Description automatically generated</svg:desc></draw:frame></text:p>
      <text:p text:style-name="Standard"><draw:frame draw:style-name="fr5" draw:name="Picture 14" text:anchor-type="char" svg:x="10.425cm" svg:y="18.849cm" svg:width="6.668cm" svg:height="4.166cm" draw:z-index="13"><draw:image xlink:href="Pictures/100000000000024200000168696B4BEA11FC4CA4.jpg" xlink:type="simple" xlink:show="embed" xlink:actuate="onLoad" loext:mime-type="image/jpeg"/><svg:desc>No description available.</svg:desc></draw:frame><draw:frame draw:style-name="fr5" draw:name="Picture 8" text:anchor-type="char" svg:x="0.282cm" svg:y="9.523cm" svg:width="10.654cm" svg:height="12.584cm" draw:z-index="14"><draw:image xlink:href="Pictures/10000201000002280000028C851724ACBEC9AAB7.png" xlink:type="simple" xlink:show="embed" xlink:actuate="onLoad" loext:mime-type="image/png"/><svg:desc>Graphical user interface, website

Description automatically generated</svg:desc></draw:frame></text:p>
      <text:p text:style-name="P1"><draw:frame draw:style-name="fr6" draw:name="Picture 9" text:anchor-type="char" svg:y="-1.693cm" svg:width="11.642cm" svg:height="8.65cm" draw:z-index="6"><draw:image xlink:href="Pictures/10000201000002A5000001F7CAD736BFE9342EAD.png" xlink:type="simple" xlink:show="embed" xlink:actuate="onLoad" loext:mime-type="image/png"/><svg:desc>Graphical user interface, text, application

Description automatically generated</svg:desc></draw:frame></text:p>
      <text:p text:style-name="Standard"><draw:frame draw:style-name="fr5" draw:name="Picture 15" text:anchor-type="char" svg:x="13.335cm" svg:y="19.95cm" svg:width="6.668cm" svg:height="4.166cm" draw:z-index="0"><draw:image xlink:href="Pictures/100000000000024200000168696B4BEA11FC4CA4.jpg" xlink:type="simple" xlink:show="embed" xlink:actuate="onLoad" loext:mime-type="image/jpeg"/><svg:desc>No description available.</svg:desc></draw:frame><draw:frame draw:style-name="fr6" draw:name="Picture 11" text:anchor-type="char" svg:y="15.203cm" svg:width="11.451cm" svg:height="8.488cm" draw:z-index="8"><draw:image xlink:href="Pictures/10000201000002A4000001F5AF8ADB5482CCEE6E.png" xlink:type="simple" xlink:show="embed" xlink:actuate="onLoad" loext:mime-type="image/png"/><svg:desc>Graphical user interface, text, application

Description automatically generated</svg:desc></draw:frame><draw:frame draw:style-name="fr6" draw:name="Picture 10" text:anchor-type="char" svg:y="6.426cm" svg:width="11.532cm" svg:height="8.483cm" draw:z-index="7"><draw:image xlink:href="Pictures/10000201000002A5000001F2DA4E1ED9140E8525.png" xlink:type="simple" xlink:show="embed" xlink:actuate="onLoad" loext:mime-type="image/png"/><svg:desc>Graphical user interface

Description automatically generated</svg:desc></draw:frame></text:p>
      <text:p text:style-name="P1"/>
      <text:p text:style-name="Standard"><draw:frame draw:style-name="fr5" draw:name="Picture 13" text:anchor-type="char" svg:x="11.06cm" svg:y="18.44cm" svg:width="6.72cm" svg:height="4.198cm" draw:z-index="12"><draw:image xlink:href="Pictures/10000000000002470000016C43F65ADBDD7E055D.jpg" xlink:type="simple" xlink:show="embed" xlink:actuate="onLoad" loext:mime-type="image/jpeg"/><svg:desc>No description available.</svg:desc></draw:frame><draw:frame draw:style-name="fr4" draw:name="Picture 12" text:anchor-type="char" svg:y="3.334cm" svg:width="16.51cm" svg:height="12.053cm" draw:z-index="9"><draw:image xlink:href="Pictures/100002010000033A0000025BB4E24E72D9EA1856.png" xlink:type="simple" xlink:show="embed" xlink:actuate="onLoad" loext:mime-type="image/png"/><svg:desc>Graphical user interface, application

Description automatically generated</svg:desc></draw:frame></text:p>
      <text:p text:style-name="P1"><draw:frame draw:style-name="fr3" draw:name="Picture 7" text:anchor-type="char" svg:y="22.225cm" svg:width="4.992cm" svg:height="3.119cm" draw:z-index="10"><draw:image xlink:href="Pictures/10000000000001B00000010EF075F16455B23AEE.jpg" xlink:type="simple" xlink:show="embed" xlink:actuate="onLoad" loext:mime-type="image/jpeg"/><svg:desc>No description available.</svg:desc></draw:frame><draw:frame draw:style-name="fr2" draw:name="Picture 2" text:anchor-type="char" svg:y="10.62cm" svg:width="14.272cm" svg:height="12.166cm" draw:z-index="11"><draw:image xlink:href="Pictures/10000201000004AD0000025EBE10A0BB6E2725C3.png" xlink:type="simple" xlink:show="embed" xlink:actuate="onLoad" loext:mime-type="image/png"/><svg:desc>Graphical user interface, application, PowerPoint

Description automatically generated</svg:desc></draw:frame><draw:frame draw:style-name="fr1" draw:name="Picture 1" text:anchor-type="char" svg:x="1.24cm" svg:y="-1.028cm" svg:width="14.148cm" svg:height="11.218cm" draw:z-index="1"><draw:image xlink:href="Pictures/10000201000004AD0000025EBE10A0BB6E2725C3.png" xlink:type="simple" xlink:show="embed" xlink:actuate="onLoad" loext:mime-type="image/png"/><svg:desc>Graphical user interface, application, PowerPoint

Description automatically generated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carlos.gonzalo.iics@ust.edu.ph</meta:initial-creator>
    <dc:creator>juancarlos.gonzalo.iics@ust.edu.ph</dc:creator>
    <meta:editing-cycles>2</meta:editing-cycles>
    <meta:creation-date>2021-11-09T07:26:00</meta:creation-date>
    <dc:date>2021-11-09T07:41:00</dc:date>
    <meta:editing-duration>PT13M</meta:editing-duration>
    <meta:generator>LibreOffice/6.3.3.2$Windows_X86_64 LibreOffice_project/a64200df03143b798afd1ec74a12ab50359878ed</meta:generator>
    <meta:document-statistic meta:table-count="0" meta:image-count="16" meta:object-count="0" meta:page-count="5" meta:paragraph-count="0" meta:word-count="0" meta:character-count="0" meta:non-whitespace-character-count="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